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1492in" fo:margin-right="0in" fo:text-indent="0in" style:auto-text-indent="false"/>
      <style:text-properties style:font-name="Liberation Sans" fo:font-size="12pt" style:font-size-asian="12pt" style:font-size-complex="12pt"/>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paragraph-properties fo:text-align="center" style:justify-single-word="false" fo:break-before="page"/>
      <style:text-properties officeooo:paragraph-rsid="001f05ae"/>
    </style:style>
    <style:style style:name="P5" style:family="paragraph" style:parent-style-name="Text_20_body">
      <style:paragraph-properties fo:text-align="center" style:justify-single-word="false"/>
      <style:text-properties officeooo:paragraph-rsid="001f05ae"/>
    </style:style>
    <style:style style:name="P6" style:family="paragraph" style:parent-style-name="Text_20_body">
      <style:text-properties style:font-name="Liberation Sans" fo:font-size="12pt" style:font-size-asian="12pt" style:font-size-complex="12pt"/>
    </style:style>
    <style:style style:name="P7" style:family="paragraph" style:parent-style-name="Text_20_body">
      <style:text-properties style:font-name="Liberation Sans" fo:font-size="12pt" officeooo:paragraph-rsid="00204132" style:font-size-asian="12pt" style:font-size-complex="12pt"/>
    </style:style>
    <style:style style:name="P8" style:family="paragraph" style:parent-style-name="Text_20_body">
      <style:paragraph-properties fo:text-align="start" style:justify-single-word="false"/>
      <style:text-properties officeooo:paragraph-rsid="002bdc77"/>
    </style:style>
    <style:style style:name="P9" style:family="paragraph" style:parent-style-name="Text_20_body">
      <style:paragraph-properties fo:text-align="start" style:justify-single-word="false"/>
      <style:text-properties officeooo:paragraph-rsid="00379f41"/>
    </style:style>
    <style:style style:name="P10" style:family="paragraph" style:parent-style-name="Text_20_body">
      <style:text-properties officeooo:paragraph-rsid="00204132"/>
    </style:style>
    <style:style style:name="P11" style:family="paragraph" style:parent-style-name="Text_20_body">
      <style:paragraph-properties fo:text-align="start" style:justify-single-word="false"/>
      <style:text-properties officeooo:rsid="002bdc77" officeooo:paragraph-rsid="00379f41"/>
    </style:style>
    <style:style style:name="P12" style:family="paragraph" style:parent-style-name="Text_20_body">
      <style:paragraph-properties fo:text-align="start" style:justify-single-word="false"/>
      <style:text-properties officeooo:rsid="00335556" officeooo:paragraph-rsid="00335556"/>
    </style:style>
    <style:style style:name="P13" style:family="paragraph" style:parent-style-name="Text_20_body">
      <style:paragraph-properties fo:margin-left="0in" fo:margin-right="0in" fo:text-indent="0in" style:auto-text-indent="false"/>
      <style:text-properties style:font-name="Liberation Sans" fo:font-size="12pt" style:font-size-asian="12pt" style:font-size-complex="12pt"/>
    </style:style>
    <style:style style:name="P14" style:family="paragraph" style:parent-style-name="Text_20_body">
      <style:paragraph-properties fo:margin-left="0in" fo:margin-right="0in" fo:text-indent="0in" style:auto-text-indent="false"/>
      <style:text-properties style:font-name="Liberation Sans" fo:font-size="12pt" officeooo:paragraph-rsid="00204132" style:font-size-asian="12pt" style:font-size-complex="12pt"/>
    </style:style>
    <style:style style:name="P15" style:family="paragraph" style:parent-style-name="Heading_20_1" style:list-style-name="">
      <style:paragraph-properties fo:text-align="center"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text-align="center" style:justify-single-word="false" fo:break-before="page"/>
      <style:text-properties officeooo:paragraph-rsid="0020b3e5"/>
    </style:style>
    <style:style style:name="P18" style:family="paragraph" style:parent-style-name="Heading_20_2">
      <style:text-properties style:font-name="Liberation Sans" fo:font-size="16.1000003814697pt" fo:font-weight="bold" officeooo:rsid="00204132" officeooo:paragraph-rsid="00204132" style:font-name-asian="Noto Sans CJK SC" style:font-size-asian="16.1000003814697pt" style:font-weight-asian="bold" style:font-name-complex="Lohit Devanagari" style:font-size-complex="16.1000003814697pt" style:font-weight-complex="bold"/>
    </style:style>
    <style:style style:name="P19" style:family="paragraph" style:parent-style-name="Text_20_body" style:list-style-name="L1">
      <style:text-properties style:font-name="Liberation Sans" fo:font-size="12pt" style:font-size-asian="12pt" style:font-size-complex="12pt"/>
    </style:style>
    <style:style style:name="P20" style:family="paragraph" style:parent-style-name="Text_20_body" style:list-style-name="L2">
      <style:text-properties style:font-name="Liberation Sans" fo:font-size="12pt" style:font-size-asian="12pt" style:font-size-complex="12pt"/>
    </style:style>
    <style:style style:name="P21" style:family="paragraph" style:parent-style-name="Text_20_body" style:list-style-name="L2">
      <style:text-properties style:font-name="Liberation Sans" fo:font-size="12pt" officeooo:paragraph-rsid="00204132" style:font-size-asian="12pt" style:font-size-complex="12pt"/>
    </style:style>
    <style:style style:name="P22" style:family="paragraph" style:parent-style-name="Text_20_body">
      <style:paragraph-properties fo:text-align="start" style:justify-single-word="false"/>
      <style:text-properties fo:font-weight="bold" officeooo:rsid="002bdc77" officeooo:paragraph-rsid="00379f41" style:font-weight-asian="bold" style:font-weight-complex="bold"/>
    </style:style>
    <style:style style:name="P23" style:family="paragraph" style:parent-style-name="Text_20_body">
      <style:paragraph-properties fo:text-align="start" style:justify-single-word="false"/>
      <style:text-properties fo:font-weight="bold" officeooo:rsid="00379f41" officeooo:paragraph-rsid="00379f41" style:font-weight-asian="bold" style:font-weight-complex="bold"/>
    </style:style>
    <style:style style:name="T1" style:family="text">
      <style:text-properties style:font-name="Liberation Sans" fo:font-size="18.2000007629395pt" fo:font-weight="bold" officeooo:rsid="00282390"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20b3e5"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2bdc77"/>
    </style:style>
    <style:style style:name="T4" style:family="text">
      <style:text-properties officeooo:rsid="00335556"/>
    </style:style>
    <style:style style:name="T5" style:family="text">
      <style:text-properties officeooo:rsid="0034961e"/>
    </style:style>
    <style:style style:name="T6" style:family="text">
      <style:text-properties officeooo:rsid="00379f41"/>
    </style:style>
    <style:style style:name="T7" style:family="text">
      <style:text-properties officeooo:rsid="0038927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78_3339045218"/>Problem description<text:bookmark-end text:name="__RefHeading___Toc178_3339045218"/></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80_3339045218" text:style-name="Index_20_Link" text:visited-style-name="Index_20_Link">The problem<text:tab/>3</text:a></text:p>
          <text:p text:style-name="P3"><text:a xlink:type="simple" xlink:href="#__RefHeading___Toc182_3339045218" text:style-name="Index_20_Link" text:visited-style-name="Index_20_Link">Additional Clafification<text:tab/>4</text:a></text:p>
          <text:p text:style-name="P2"><text:a xlink:type="simple" xlink:href="#__RefHeading___Toc288_3339045218" text:style-name="Index_20_Link" text:visited-style-name="Index_20_Link">Solution<text:tab/>5</text:a></text:p>
        </text:index-body>
      </text:table-of-content>
      <text:p text:style-name="P5"/>
      <text:h text:style-name="P15" text:outline-level="1"/>
      <text:h text:style-name="P17" text:outline-level="1"><text:bookmark-start text:name="__RefHeading___Toc180_3339045218"/><text:span text:style-name="T1">P</text:span><text:span text:style-name="T2">roblem</text:span><text:bookmark-end text:name="__RefHeading___Toc180_3339045218"/></text:h>
      <text:p text:style-name="P13"/>
      <text:p text:style-name="P13">A bank issues credit cards to individuals who apply for them. For the purpose of record keeping, a mini-application needs to be developed to register one or more individuals (O) represented by their First Name, Last Name, Personal Identification Number (OIB), and Status for which a card needs to be created. The card type is not important, as there is only one type, so you don't need to worry about it.</text:p>
      <text:p text:style-name="P13">Individuals need to be permanently recorded, and you can choose the method yourself. It is preferable to use a database (any type, including H2) or a file.</text:p>
      <text:p text:style-name="P1"/>
      <text:p text:style-name="P14">In order for the card production/printing process to know which card(s) to create, a text file (D) with the following structure needs to be provided: First Name, Last Name, OIB, Status (choose your delimiter, no header needed). Note: The card production process is conceptual and you don't need to deal with it. You only need to update individuals and generate a text file that the hypothetical process should read.</text:p>
      <text:p text:style-name="P13"/>
      <text:p text:style-name="P13">The application should enable the following:</text:p>
      <text:list xml:id="list932231783" text:style-name="L1">
        <text:list-item>
          <text:p text:style-name="P19">Inserting an individual (O) into the set of individuals with all relevant attributes (First Name, Last Name, OIB, Status).</text:p>
        </text:list-item>
        <text:list-item>
          <text:p text:style-name="P19">Searching the set of individuals (O) by OIB (manually entered by the user) of the individual for whom we want to generate a file (D). If the individual (O) exists, return the First Name, Last Name, OIB, and Status for that individual; otherwise, return nothing, or you can throw an exception to indicate what happened.</text:p>
        </text:list-item>
        <text:list-item>
          <text:p text:style-name="P19">For the found individual (O), generate a text file (D) with all the filled attributes (First Name, Last Name, OIB, Status).</text:p>
        </text:list-item>
      </text:list>
      <text:p text:style-name="P6"/>
      <text:p text:style-name="P7">Each file (D) should contain data for only one individual (O). </text:p>
      <text:p text:style-name="P7">You can use OIB + timestamp in the file name for easier checking if the file already exists. </text:p>
      <text:p text:style-name="P7">The location to save the file is not important; it can be in the working directory of the application. </text:p>
      <text:p text:style-name="P7">An individual (O) should be able to be deleted upon request based on their OIB (manually entered by the user).</text:p>
      <text:p text:style-name="P10">The methods should be implemented as RESTful endpoints. </text:p>
      <text:p text:style-name="P10">Bonus Feature I: Try to experiment with the Status field (choose the field type) in the individual (O) <text:soft-page-break/>and/or file (D), considering the following:</text:p>
      <text:list xml:id="list3056710012" text:style-name="L2">
        <text:list-item>
          <text:p text:style-name="P20">An individual (O) can have only one active file (D).</text:p>
        </text:list-item>
        <text:list-item>
          <text:p text:style-name="P21">If an individual (O) is deleted, the file should be marked as inactive.</text:p>
        </text:list-item>
      </text:list>
      <text:p text:style-name="P7">You don't have to work on the frontend. An HTTP or console interface is sufficient, or you can decide on another interface. The language is Java, and it is desirable to use frameworks like Spring Boot, etc.</text:p>
      <text:h text:style-name="P18" text:outline-level="2"><text:bookmark-start text:name="__RefHeading___Toc182_3339045218"/>Additional Clafification<text:bookmark-end text:name="__RefHeading___Toc182_3339045218"/></text:h>
      <text:p text:style-name="P7">Relationship between credit card and active file:</text:p>
      <text:p text:style-name="P7">"One individual (O) can have only one active file (D)":</text:p>
      <text:p text:style-name="P7">means that an individual can have only one active credit card, which implies that one person can have only one credit card at a given time.</text:p>
      <text:h text:style-name="P16" text:outline-level="1"><text:bookmark-start text:name="__RefHeading___Toc288_3339045218"/>Solution<text:bookmark-end text:name="__RefHeading___Toc288_3339045218"/></text:h>
      <text:p text:style-name="P8">This <text:span text:style-name="T3">application </text:span>allows the issuance of credit cards to individuals in a t<text:span text:style-name="T6">hree</text:span>-step process. </text:p>
      <text:p text:style-name="P9">The first step involves submitting a request for production/printing credit card, and the second step involves generating a file <text:span text:style-name="T6">from which credit card is printed. Last step printing credit cared is done by another process, this application will check for the statues </text:span><text:span text:style-name="T7">of the print</text:span><text:span text:style-name="T6">, and accordingly update the database.</text:span></text:p>
      <text:p text:style-name="P22">Step 1.</text:p>
      <text:p text:style-name="P11">RESTful endpoint that allows the input of an individual's information, including their First Name, Last Name, OIB.</text:p>
      <text:p text:style-name="P12">Endpoint validates the input, if valid then is stored into database. </text:p>
      <text:p text:style-name="P9"><text:span text:style-name="T4">Also status is set to NO_ACTIVE - </text:span><text:span text:style-name="T5"><text:s/>that request is saved</text:span></text:p>
      <text:p text:style-name="P23">Step 2.</text:p>
      <text:p text:style-name="P9"><text:span text:style-name="T3">RESTful </text:span><text:span text:style-name="T6">endpoint that for user generates file for. </text:span><text:span text:style-name="T3"><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17T10:20:44.261981218</dc:date>
    <meta:editing-duration>PT49M57S</meta:editing-duration>
    <meta:editing-cycles>18</meta:editing-cycles>
    <meta:generator>LibreOffice/6.4.7.2$Linux_X86_64 LibreOffice_project/40$Build-2</meta:generator>
    <meta:document-statistic meta:table-count="0" meta:image-count="0" meta:object-count="0" meta:page-count="5" meta:paragraph-count="35" meta:word-count="608" meta:character-count="3569" meta:non-whitespace-character-count="2992"/>
  </office:meta>
</office:document-meta>
</file>